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ewControllerRegistry.ViewControllerRegistry( @ Nullable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ControllerRegistry.buildHandlerMapp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iewControllerRegistry.addStatusController( String urlPath , HttpStatusCode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ewControllerRegistry.setOrder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ControllerRegistry.addRedirectViewController( String urlPath , String redirect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iewControllerRegistry.addViewController( String urlPathOr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